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575in"/>
    </style:style>
    <style:style style:name="co2" style:family="table-column">
      <style:table-column-properties fo:break-before="auto" style:column-width="2.276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3327in"/>
    </style:style>
    <style:style style:name="co6" style:family="table-column">
      <style:table-column-properties fo:break-before="auto" style:column-width="1.2256in"/>
    </style:style>
    <style:style style:name="co7" style:family="table-column">
      <style:table-column-properties fo:break-before="auto" style:column-width="1.8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20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5" style:family="table-cell" style:parent-style-name="Default" style:data-style-name="N120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2.3626in" svg:height="5.4689in" svg:x="0.0756in" svg:y="4.1409in">
            <draw:object draw:notify-on-update-of-ranges="Sheet1.J3:Sheet1.J22 Sheet1.C2:Sheet1.C2 Sheet1.C3:Sheet1.C22 Sheet1.J3:Sheet1.J22 Sheet1.D2:Sheet1.D2 Sheet1.D3:Sheet1.D22 Sheet1.J3:Sheet1.J22 Sheet1.E2:Sheet1.E2 Sheet1.E3:Sheet1.E22 Sheet1.J3:Sheet1.J22 Sheet1.F2:Sheet1.F2 Sheet1.F3:Sheet1.F22 Sheet1.J3:Sheet1.J22 Sheet1.G2:Sheet1.G2 Sheet1.G3:Sheet1.G22 Sheet1.J3:Sheet1.J22 Sheet1.H2:Sheet1.H2 Sheet1.H3:Sheet1.H22 Sheet1.J3:Sheet1.J22 Sheet1.I1:Sheet1.I1 Sheet1.I3:Sheet1.I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2.3626in" svg:height="5.4689in" svg:x="0.0398in" svg:y="9.9555in">
            <draw:object draw:notify-on-update-of-ranges="Sheet1.J3:Sheet1.J22 Sheet1.D2:Sheet1.D2 Sheet1.D3:Sheet1.D22 Sheet1.J3:Sheet1.J22 Sheet1.E2:Sheet1.E2 Sheet1.E3:Sheet1.E22 Sheet1.J3:Sheet1.J22 Sheet1.F2:Sheet1.F2 Sheet1.F3:Sheet1.F22 Sheet1.J3:Sheet1.J22 Sheet1.G2:Sheet1.G2 Sheet1.G3:Sheet1.G22 Sheet1.J3:Sheet1.J22 Sheet1.H2:Sheet1.H2 Sheet1.H3:Sheet1.H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3" table:default-cell-style-name="ce3"/>
        <table:table-column table:style-name="co3" table:default-cell-style-name="ce5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Длина поледовательностей</text:p>
          </table:table-cell>
          <table:table-cell table:style-name="ce1" office:value-type="string" calcext:value-type="string" table:number-columns-spanned="1" table:number-rows-spanned="2">
            <text:p>Количество последовательностей</text:p>
          </table:table-cell>
          <table:table-cell table:style-name="ce1" office:value-type="string" calcext:value-type="string" table:number-columns-spanned="6" table:number-rows-spanned="1">
            <text:p>Опции компиляции multy</text:p>
          </table:table-cell>
          <table:covered-table-cell table:number-columns-repeated="5" table:style-name="ce2"/>
          <table:table-cell table:style-name="ce1" office:value-type="string" calcext:value-type="string" table:number-columns-spanned="1" table:number-rows-spanned="2">
            <text:p>MACSE</text:p>
          </table:table-cell>
          <table:table-cell/>
        </table:table-row>
        <table:table-row table:style-name="ro1">
          <table:covered-table-cell table:number-columns-repeated="2"/>
          <table:table-cell table:style-name="ce2" office:value-type="string" calcext:value-type="string">
            <text:p>icpc -O0</text:p>
          </table:table-cell>
          <table:table-cell table:style-name="ce2" office:value-type="string" calcext:value-type="string">
            <text:p>icpc -fast</text:p>
          </table:table-cell>
          <table:table-cell table:style-name="ce2" office:value-type="string" calcext:value-type="string">
            <text:p>icpc <text:s/>-fast -prof-use</text:p>
          </table:table-cell>
          <table:table-cell table:style-name="ce4" office:value-type="string" calcext:value-type="string">
            <text:p>icpc -fast -parallel</text:p>
          </table:table-cell>
          <table:table-cell table:style-name="ce2" office:value-type="string" calcext:value-type="string">
            <text:p>icpc -fast -prof-use -parallel</text:p>
          </table:table-cell>
          <table:table-cell table:style-name="ce2" office:value-type="string" calcext:value-type="string">
            <text:p>gcc -O3</text:p>
          </table:table-cell>
          <table:covered-table-cell table:style-name="ce2"/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11.857" calcext:value-type="float">
            <text:p>11.9</text:p>
          </table:table-cell>
          <table:table-cell office:value-type="float" office:value="2.364" calcext:value-type="float">
            <text:p>2.4</text:p>
          </table:table-cell>
          <table:table-cell office:value-type="float" office:value="2.256" calcext:value-type="float">
            <text:p>2.3</text:p>
          </table:table-cell>
          <table:table-cell office:value-type="float" office:value="2.344" calcext:value-type="float">
            <text:p>2.3</text:p>
          </table:table-cell>
          <table:table-cell office:value-type="float" office:value="2.18" calcext:value-type="float">
            <text:p>2.2</text:p>
          </table:table-cell>
          <table:table-cell office:value-type="float" office:value="2.832" calcext:value-type="float">
            <text:p>2.8</text:p>
          </table:table-cell>
          <table:table-cell office:value-type="float" office:value="27.294" calcext:value-type="float">
            <text:p>27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40.171" calcext:value-type="float">
            <text:p>40.2</text:p>
          </table:table-cell>
          <table:table-cell office:value-type="float" office:value="6.724" calcext:value-type="float">
            <text:p>6.7</text:p>
          </table:table-cell>
          <table:table-cell office:value-type="float" office:value="6.096" calcext:value-type="float">
            <text:p>6.1</text:p>
          </table:table-cell>
          <table:table-cell office:value-type="float" office:value="7.196" calcext:value-type="float">
            <text:p>7.2</text:p>
          </table:table-cell>
          <table:table-cell office:value-type="float" office:value="6.06" calcext:value-type="float">
            <text:p>6.1</text:p>
          </table:table-cell>
          <table:table-cell office:value-type="float" office:value="7.748" calcext:value-type="float">
            <text:p>7.7</text:p>
          </table:table-cell>
          <table:table-cell office:value-type="float" office:value="76.309" calcext:value-type="float">
            <text:p>76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75.969" calcext:value-type="float">
            <text:p>76.0</text:p>
          </table:table-cell>
          <table:table-cell office:value-type="float" office:value="12.493" calcext:value-type="float">
            <text:p>12.5</text:p>
          </table:table-cell>
          <table:table-cell office:value-type="float" office:value="11.409" calcext:value-type="float">
            <text:p>11.4</text:p>
          </table:table-cell>
          <table:table-cell office:value-type="float" office:value="11.997" calcext:value-type="float">
            <text:p>12.0</text:p>
          </table:table-cell>
          <table:table-cell office:value-type="float" office:value="11.097" calcext:value-type="float">
            <text:p>11.1</text:p>
          </table:table-cell>
          <table:table-cell office:value-type="float" office:value="14.017" calcext:value-type="float">
            <text:p>14.0</text:p>
          </table:table-cell>
          <table:table-cell office:value-type="float" office:value="137.789" calcext:value-type="float">
            <text:p>137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14.995" calcext:value-type="float">
            <text:p>115.0</text:p>
          </table:table-cell>
          <table:table-cell office:value-type="float" office:value="18.697" calcext:value-type="float">
            <text:p>18.7</text:p>
          </table:table-cell>
          <table:table-cell office:value-type="float" office:value="14.969" calcext:value-type="float">
            <text:p>15.0</text:p>
          </table:table-cell>
          <table:table-cell office:value-type="float" office:value="16.029" calcext:value-type="float">
            <text:p>16.0</text:p>
          </table:table-cell>
          <table:table-cell office:value-type="float" office:value="15.713" calcext:value-type="float">
            <text:p>15.7</text:p>
          </table:table-cell>
          <table:table-cell office:value-type="float" office:value="18.473" calcext:value-type="float">
            <text:p>18.5</text:p>
          </table:table-cell>
          <table:table-cell office:value-type="float" office:value="169.339" calcext:value-type="float">
            <text:p>169.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48.759" calcext:value-type="float">
            <text:p>48.8</text:p>
          </table:table-cell>
          <table:table-cell office:value-type="float" office:value="9.093" calcext:value-type="float">
            <text:p>9.1</text:p>
          </table:table-cell>
          <table:table-cell office:value-type="float" office:value="9.625" calcext:value-type="float">
            <text:p>9.6</text:p>
          </table:table-cell>
          <table:table-cell office:value-type="float" office:value="8.849" calcext:value-type="float">
            <text:p>8.8</text:p>
          </table:table-cell>
          <table:table-cell office:value-type="float" office:value="8.101" calcext:value-type="float">
            <text:p>8.1</text:p>
          </table:table-cell>
          <table:table-cell office:value-type="float" office:value="10.837" calcext:value-type="float">
            <text:p>10.8</text:p>
          </table:table-cell>
          <table:table-cell office:value-type="float" office:value="136.294" calcext:value-type="float">
            <text:p>136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65.338" calcext:value-type="float">
            <text:p>165.3</text:p>
          </table:table-cell>
          <table:table-cell office:value-type="float" office:value="27.446" calcext:value-type="float">
            <text:p>27.4</text:p>
          </table:table-cell>
          <table:table-cell office:value-type="float" office:value="25.194" calcext:value-type="float">
            <text:p>25.2</text:p>
          </table:table-cell>
          <table:table-cell office:value-type="float" office:value="28.518" calcext:value-type="float">
            <text:p>28.5</text:p>
          </table:table-cell>
          <table:table-cell office:value-type="float" office:value="25.31" calcext:value-type="float">
            <text:p>25.3</text:p>
          </table:table-cell>
          <table:table-cell office:value-type="float" office:value="34.662" calcext:value-type="float">
            <text:p>34.7</text:p>
          </table:table-cell>
          <table:table-cell office:value-type="float" office:value="394.305" calcext:value-type="float">
            <text:p>394.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396.281" calcext:value-type="float">
            <text:p>396.3</text:p>
          </table:table-cell>
          <table:table-cell office:value-type="float" office:value="62.408" calcext:value-type="float">
            <text:p>62.4</text:p>
          </table:table-cell>
          <table:table-cell office:value-type="float" office:value="55.759" calcext:value-type="float">
            <text:p>55.8</text:p>
          </table:table-cell>
          <table:table-cell office:value-type="float" office:value="62.884" calcext:value-type="float">
            <text:p>62.9</text:p>
          </table:table-cell>
          <table:table-cell office:value-type="float" office:value="60.908" calcext:value-type="float">
            <text:p>60.9</text:p>
          </table:table-cell>
          <table:table-cell office:value-type="float" office:value="69.872" calcext:value-type="float">
            <text:p>69.9</text:p>
          </table:table-cell>
          <table:table-cell office:value-type="float" office:value="716.885" calcext:value-type="float">
            <text:p>716.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556.679" calcext:value-type="float">
            <text:p>556.7</text:p>
          </table:table-cell>
          <table:table-cell office:value-type="float" office:value="75.113" calcext:value-type="float">
            <text:p>75.1</text:p>
          </table:table-cell>
          <table:table-cell office:value-type="float" office:value="70.672" calcext:value-type="float">
            <text:p>70.7</text:p>
          </table:table-cell>
          <table:table-cell office:value-type="float" office:value="86.685" calcext:value-type="float">
            <text:p>86.7</text:p>
          </table:table-cell>
          <table:table-cell office:value-type="float" office:value="74.793" calcext:value-type="float">
            <text:p>74.8</text:p>
          </table:table-cell>
          <table:table-cell office:value-type="float" office:value="87.449" calcext:value-type="float">
            <text:p>87.4</text:p>
          </table:table-cell>
          <table:table-cell office:value-type="float" office:value="1012.063" calcext:value-type="float">
            <text:p>1012.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00.462" calcext:value-type="float">
            <text:p>100.5</text:p>
          </table:table-cell>
          <table:table-cell office:value-type="float" office:value="18.057" calcext:value-type="float">
            <text:p>18.1</text:p>
          </table:table-cell>
          <table:table-cell office:value-type="float" office:value="17.009" calcext:value-type="float">
            <text:p>17.0</text:p>
          </table:table-cell>
          <table:table-cell office:value-type="float" office:value="18.117" calcext:value-type="float">
            <text:p>18.1</text:p>
          </table:table-cell>
          <table:table-cell office:value-type="float" office:value="16.553" calcext:value-type="float">
            <text:p>16.6</text:p>
          </table:table-cell>
          <table:table-cell office:value-type="float" office:value="22.037" calcext:value-type="float">
            <text:p>22.0</text:p>
          </table:table-cell>
          <table:table-cell office:value-type="float" office:value="171.643" calcext:value-type="float">
            <text:p>171.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384.48" calcext:value-type="float">
            <text:p>384.5</text:p>
          </table:table-cell>
          <table:table-cell office:value-type="float" office:value="60.36" calcext:value-type="float">
            <text:p>60.4</text:p>
          </table:table-cell>
          <table:table-cell office:value-type="float" office:value="55.371" calcext:value-type="float">
            <text:p>55.4</text:p>
          </table:table-cell>
          <table:table-cell office:value-type="float" office:value="65.152" calcext:value-type="float">
            <text:p>65.2</text:p>
          </table:table-cell>
          <table:table-cell office:value-type="float" office:value="57.016" calcext:value-type="float">
            <text:p>57.0</text:p>
          </table:table-cell>
          <table:table-cell office:value-type="float" office:value="78.105" calcext:value-type="float">
            <text:p>78.1</text:p>
          </table:table-cell>
          <table:table-cell office:value-type="float" office:value="805.822" calcext:value-type="float">
            <text:p>805.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float" office:value="829.996" calcext:value-type="float">
            <text:p>830.0</text:p>
          </table:table-cell>
          <table:table-cell office:value-type="float" office:value="117.475" calcext:value-type="float">
            <text:p>117.5</text:p>
          </table:table-cell>
          <table:table-cell office:value-type="float" office:value="106.651" calcext:value-type="float">
            <text:p>106.7</text:p>
          </table:table-cell>
          <table:table-cell office:value-type="float" office:value="115.611" calcext:value-type="float">
            <text:p>115.6</text:p>
          </table:table-cell>
          <table:table-cell office:value-type="float" office:value="105.979" calcext:value-type="float">
            <text:p>106.0</text:p>
          </table:table-cell>
          <table:table-cell office:value-type="float" office:value="135.952" calcext:value-type="float">
            <text:p>136.0</text:p>
          </table:table-cell>
          <table:table-cell office:value-type="float" office:value="1589.375" calcext:value-type="float">
            <text:p>1589.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" calcext:value-type="float">
            <text:p>20</text:p>
          </table:table-cell>
          <table:table-cell office:value-type="float" office:value="1551.437" calcext:value-type="float">
            <text:p>1551.4</text:p>
          </table:table-cell>
          <table:table-cell office:value-type="float" office:value="205.153" calcext:value-type="float">
            <text:p>205.2</text:p>
          </table:table-cell>
          <table:table-cell office:value-type="float" office:value="192.72" calcext:value-type="float">
            <text:p>192.7</text:p>
          </table:table-cell>
          <table:table-cell office:value-type="float" office:value="203.841" calcext:value-type="float">
            <text:p>203.8</text:p>
          </table:table-cell>
          <table:table-cell office:value-type="float" office:value="196.264" calcext:value-type="float">
            <text:p>196.3</text:p>
          </table:table-cell>
          <table:table-cell office:value-type="float" office:value="252.428" calcext:value-type="float">
            <text:p>252.4</text:p>
          </table:table-cell>
          <table:table-cell office:value-type="float" office:value="1974.075" calcext:value-type="float">
            <text:p>1974.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84.928" calcext:value-type="float">
            <text:p>184.9</text:p>
          </table:table-cell>
          <table:table-cell office:value-type="float" office:value="33.158" calcext:value-type="float">
            <text:p>33.2</text:p>
          </table:table-cell>
          <table:table-cell office:value-type="float" office:value="31.106" calcext:value-type="float">
            <text:p>31.1</text:p>
          </table:table-cell>
          <table:table-cell office:value-type="float" office:value="40.807" calcext:value-type="float">
            <text:p>40.8</text:p>
          </table:table-cell>
          <table:table-cell office:value-type="float" office:value="29.294" calcext:value-type="float">
            <text:p>29.3</text:p>
          </table:table-cell>
          <table:table-cell office:value-type="float" office:value="39.91" calcext:value-type="float">
            <text:p>39.9</text:p>
          </table:table-cell>
          <table:table-cell office:value-type="float" office:value="248.244" calcext:value-type="float">
            <text:p>248.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669.37" calcext:value-type="float">
            <text:p>669.4</text:p>
          </table:table-cell>
          <table:table-cell office:value-type="float" office:value="106.687" calcext:value-type="float">
            <text:p>106.7</text:p>
          </table:table-cell>
          <table:table-cell office:value-type="float" office:value="107.559" calcext:value-type="float">
            <text:p>107.6</text:p>
          </table:table-cell>
          <table:table-cell office:value-type="float" office:value="103.818" calcext:value-type="float">
            <text:p>103.8</text:p>
          </table:table-cell>
          <table:table-cell office:value-type="float" office:value="101.83" calcext:value-type="float">
            <text:p>101.8</text:p>
          </table:table-cell>
          <table:table-cell office:value-type="float" office:value="124.38" calcext:value-type="float">
            <text:p>124.4</text:p>
          </table:table-cell>
          <table:table-cell office:value-type="float" office:value="2087.51" calcext:value-type="float">
            <text:p>2087.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office:value-type="float" office:value="1540.484" calcext:value-type="float">
            <text:p>1540.5</text:p>
          </table:table-cell>
          <table:table-cell office:value-type="float" office:value="219.714" calcext:value-type="float">
            <text:p>219.7</text:p>
          </table:table-cell>
          <table:table-cell office:value-type="float" office:value="219.914" calcext:value-type="float">
            <text:p>219.9</text:p>
          </table:table-cell>
          <table:table-cell office:value-type="float" office:value="273.977" calcext:value-type="float">
            <text:p>274.0</text:p>
          </table:table-cell>
          <table:table-cell office:value-type="float" office:value="203.241" calcext:value-type="float">
            <text:p>203.2</text:p>
          </table:table-cell>
          <table:table-cell office:value-type="float" office:value="257.508" calcext:value-type="float">
            <text:p>257.5</text:p>
          </table:table-cell>
          <table:table-cell office:value-type="float" office:value="5212.532" calcext:value-type="float">
            <text:p>5212.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2909.802" calcext:value-type="float">
            <text:p>2909.8</text:p>
          </table:table-cell>
          <table:table-cell office:value-type="float" office:value="397.469" calcext:value-type="float">
            <text:p>397.5</text:p>
          </table:table-cell>
          <table:table-cell office:value-type="float" office:value="368.763" calcext:value-type="float">
            <text:p>368.8</text:p>
          </table:table-cell>
          <table:table-cell office:value-type="float" office:value="401.813" calcext:value-type="float">
            <text:p>401.8</text:p>
          </table:table-cell>
          <table:table-cell office:value-type="float" office:value="375.587" calcext:value-type="float">
            <text:p>375.6</text:p>
          </table:table-cell>
          <table:table-cell office:value-type="float" office:value="529.841" calcext:value-type="float">
            <text:p>529.8</text:p>
          </table:table-cell>
          <table:table-cell office:value-type="float" office:value="5191.924" calcext:value-type="float">
            <text:p>5191.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290.254" calcext:value-type="float">
            <text:p>290.3</text:p>
          </table:table-cell>
          <table:table-cell office:value-type="float" office:value="53.391" calcext:value-type="float">
            <text:p>53.4</text:p>
          </table:table-cell>
          <table:table-cell office:value-type="float" office:value="46.495" calcext:value-type="float">
            <text:p>46.5</text:p>
          </table:table-cell>
          <table:table-cell office:value-type="float" office:value="50.919" calcext:value-type="float">
            <text:p>50.9</text:p>
          </table:table-cell>
          <table:table-cell office:value-type="float" office:value="46.239" calcext:value-type="float">
            <text:p>46.2</text:p>
          </table:table-cell>
          <table:table-cell office:value-type="float" office:value="62.136" calcext:value-type="float">
            <text:p>62.1</text:p>
          </table:table-cell>
          <table:table-cell office:value-type="float" office:value="708.756" calcext:value-type="float">
            <text:p>708.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1006.799" calcext:value-type="float">
            <text:p>1006.8</text:p>
          </table:table-cell>
          <table:table-cell office:value-type="float" office:value="156.85" calcext:value-type="float">
            <text:p>156.9</text:p>
          </table:table-cell>
          <table:table-cell office:value-type="float" office:value="144.593" calcext:value-type="float">
            <text:p>144.6</text:p>
          </table:table-cell>
          <table:table-cell office:value-type="float" office:value="166.842" calcext:value-type="float">
            <text:p>166.8</text:p>
          </table:table-cell>
          <table:table-cell office:value-type="float" office:value="143.621" calcext:value-type="float">
            <text:p>143.6</text:p>
          </table:table-cell>
          <table:table-cell office:value-type="float" office:value="187.908" calcext:value-type="float">
            <text:p>187.9</text:p>
          </table:table-cell>
          <table:table-cell office:value-type="float" office:value="2803.231" calcext:value-type="float">
            <text:p>2803.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2417.331" calcext:value-type="float">
            <text:p>2417.3</text:p>
          </table:table-cell>
          <table:table-cell office:value-type="float" office:value="344.09" calcext:value-type="float">
            <text:p>344.1</text:p>
          </table:table-cell>
          <table:table-cell office:value-type="float" office:value="321.168" calcext:value-type="float">
            <text:p>321.2</text:p>
          </table:table-cell>
          <table:table-cell office:value-type="float" office:value="352.034" calcext:value-type="float">
            <text:p>352.0</text:p>
          </table:table-cell>
          <table:table-cell office:value-type="float" office:value="334.809" calcext:value-type="float">
            <text:p>334.8</text:p>
          </table:table-cell>
          <table:table-cell office:value-type="float" office:value="408.606" calcext:value-type="float">
            <text:p>408.6</text:p>
          </table:table-cell>
          <table:table-cell office:value-type="float" office:value="6714.268" calcext:value-type="float">
            <text:p>6714.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 office:value-type="float" office:value="3944.915" calcext:value-type="float">
            <text:p>3944.9</text:p>
          </table:table-cell>
          <table:table-cell office:value-type="float" office:value="596.849" calcext:value-type="float">
            <text:p>596.8</text:p>
          </table:table-cell>
          <table:table-cell office:value-type="float" office:value="496.883" calcext:value-type="float">
            <text:p>496.9</text:p>
          </table:table-cell>
          <table:table-cell office:value-type="float" office:value="571.988" calcext:value-type="float">
            <text:p>572.0</text:p>
          </table:table-cell>
          <table:table-cell office:value-type="float" office:value="511.28" calcext:value-type="float">
            <text:p>511.3</text:p>
          </table:table-cell>
          <table:table-cell office:value-type="float" office:value="665.694" calcext:value-type="float">
            <text:p>665.7</text:p>
          </table:table-cell>
          <table:table-cell office:value-type="float" office:value="6907.332" calcext:value-type="float">
            <text:p>6907.3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0">00/00/0000</text:date>, <text:time style:data-style-name="N2" text:time-value="15:48:13.0706008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vel </meta:initial-creator>
    <meta:creation-date>2015-06-11T13:45:39.078180817</meta:creation-date>
    <dc:date>2015-06-20T16:18:50.289994323</dc:date>
    <dc:creator>pavel </dc:creator>
    <meta:editing-duration>PT18M23S</meta:editing-duration>
    <meta:editing-cycles>3</meta:editing-cycles>
    <meta:generator>LibreOffice/4.2.8.2$Linux_X86_64 LibreOffice_project/420m0$Build-2</meta:generator>
    <meta:document-statistic meta:table-count="1" meta:cell-count="21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1.402cm" svg:height="13.892cm" xlink:href=".." xlink:type="simple" chart:class="chart:scatter" chart:style-name="ch1">
        <chart:legend chart:legend-position="end" svg:x="26.467cm" svg:y="5.153cm" style:legend-expansion="high" chart:style-name="ch2"/>
        <chart:plot-area chart:style-name="ch3" table:cell-range-address="Sheet1.I3:Sheet1.J22 Sheet1.C2:Sheet1.H22 Sheet1.I1:Sheet1.I1" chart:data-source-has-labels="row" svg:x="0.628cm" svg:y="0.277cm" svg:width="25.211cm" svg:height="13.338cm">
          <chartooo:coordinate-region svg:x="1.62cm" svg:y="0.477cm" svg:width="24.032cm" svg:height="12.4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22" chart:label-cell-address="Sheet1.C2:Sheet1.C2" chart:class="chart:scatter">
            <chart:domain table:cell-range-address="Sheet1.J3:Sheet1.J22"/>
            <chart:data-point chart:repeated="20"/>
          </chart:series>
          <chart:series chart:style-name="ch7" chart:values-cell-range-address="Sheet1.D3:Sheet1.D22" chart:label-cell-address="Sheet1.D2:Sheet1.D2" chart:class="chart:scatter">
            <chart:data-point chart:repeated="20"/>
          </chart:series>
          <chart:series chart:style-name="ch8" chart:values-cell-range-address="Sheet1.E3:Sheet1.E22" chart:label-cell-address="Sheet1.E2:Sheet1.E2" chart:class="chart:scatter">
            <chart:data-point chart:repeated="20"/>
          </chart:series>
          <chart:series chart:style-name="ch9" chart:values-cell-range-address="Sheet1.F3:Sheet1.F22" chart:label-cell-address="Sheet1.F2:Sheet1.F2" chart:class="chart:scatter">
            <chart:data-point chart:repeated="20"/>
          </chart:series>
          <chart:series chart:style-name="ch10" chart:values-cell-range-address="Sheet1.G3:Sheet1.G22" chart:label-cell-address="Sheet1.G2:Sheet1.G2" chart:class="chart:scatter">
            <chart:data-point chart:repeated="20"/>
          </chart:series>
          <chart:series chart:style-name="ch11" chart:values-cell-range-address="Sheet1.H3:Sheet1.H22" chart:label-cell-address="Sheet1.H2:Sheet1.H2" chart:class="chart:scatter">
            <chart:data-point chart:repeated="20"/>
          </chart:series>
          <chart:series chart:style-name="ch12" chart:values-cell-range-address="Sheet1.I3:Sheet1.I22" chart:label-cell-address="Sheet1.I1:Sheet1.I1" chart:class="chart:scatte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icpc -O0</text:p>
                <draw:g>
                  <svg:desc>Sheet1.C2:Sheet1.C2</svg:desc>
                </draw:g>
              </table:table-cell>
              <table:table-cell office:value-type="string">
                <text:p>icpc -fast</text:p>
                <draw:g>
                  <svg:desc>Sheet1.D2:Sheet1.D2</svg:desc>
                </draw:g>
              </table:table-cell>
              <table:table-cell office:value-type="string">
                <text:p>icpc  -fast -prof-use</text:p>
                <draw:g>
                  <svg:desc>Sheet1.E2:Sheet1.E2</svg:desc>
                </draw:g>
              </table:table-cell>
              <table:table-cell office:value-type="string">
                <text:p>icpc -fast -parallel</text:p>
                <draw:g>
                  <svg:desc>Sheet1.F2:Sheet1.F2</svg:desc>
                </draw:g>
              </table:table-cell>
              <table:table-cell office:value-type="string">
                <text:p>icpc -fast -prof-use -parallel</text:p>
                <draw:g>
                  <svg:desc>Sheet1.G2:Sheet1.G2</svg:desc>
                </draw:g>
              </table:table-cell>
              <table:table-cell office:value-type="string">
                <text:p>gcc -O3</text:p>
                <draw:g>
                  <svg:desc>Sheet1.H2:Sheet1.H2</svg:desc>
                </draw:g>
              </table:table-cell>
              <table:table-cell office:value-type="string">
                <text:p>MACSE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J3:Sheet1.J22</svg:desc>
                </draw:g>
              </table:table-cell>
              <table:table-cell office:value-type="float" office:value="11.857">
                <text:p>11.857</text:p>
                <draw:g>
                  <svg:desc>Sheet1.C3:Sheet1.C22</svg:desc>
                </draw:g>
              </table:table-cell>
              <table:table-cell office:value-type="float" office:value="2.364">
                <text:p>2.364</text:p>
                <draw:g>
                  <svg:desc>Sheet1.D3:Sheet1.D22</svg:desc>
                </draw:g>
              </table:table-cell>
              <table:table-cell office:value-type="float" office:value="2.256">
                <text:p>2.256</text:p>
                <draw:g>
                  <svg:desc>Sheet1.E3:Sheet1.E22</svg:desc>
                </draw:g>
              </table:table-cell>
              <table:table-cell office:value-type="float" office:value="2.344">
                <text:p>2.344</text:p>
                <draw:g>
                  <svg:desc>Sheet1.F3:Sheet1.F22</svg:desc>
                </draw:g>
              </table:table-cell>
              <table:table-cell office:value-type="float" office:value="2.18">
                <text:p>2.18</text:p>
                <draw:g>
                  <svg:desc>Sheet1.G3:Sheet1.G22</svg:desc>
                </draw:g>
              </table:table-cell>
              <table:table-cell office:value-type="float" office:value="2.832">
                <text:p>2.832</text:p>
                <draw:g>
                  <svg:desc>Sheet1.H3:Sheet1.H22</svg:desc>
                </draw:g>
              </table:table-cell>
              <table:table-cell office:value-type="float" office:value="27.294">
                <text:p>27.294</text:p>
                <draw:g>
                  <svg:desc>Sheet1.I3:Sheet1.I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0.171">
                <text:p>40.171</text:p>
              </table:table-cell>
              <table:table-cell office:value-type="float" office:value="6.724">
                <text:p>6.724</text:p>
              </table:table-cell>
              <table:table-cell office:value-type="float" office:value="6.096">
                <text:p>6.096</text:p>
              </table:table-cell>
              <table:table-cell office:value-type="float" office:value="7.196">
                <text:p>7.196</text:p>
              </table:table-cell>
              <table:table-cell office:value-type="float" office:value="6.06">
                <text:p>6.06</text:p>
              </table:table-cell>
              <table:table-cell office:value-type="float" office:value="7.748">
                <text:p>7.748</text:p>
              </table:table-cell>
              <table:table-cell office:value-type="float" office:value="76.309">
                <text:p>76.3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5.969">
                <text:p>75.969</text:p>
              </table:table-cell>
              <table:table-cell office:value-type="float" office:value="12.493">
                <text:p>12.493</text:p>
              </table:table-cell>
              <table:table-cell office:value-type="float" office:value="11.409">
                <text:p>11.409</text:p>
              </table:table-cell>
              <table:table-cell office:value-type="float" office:value="11.997">
                <text:p>11.997</text:p>
              </table:table-cell>
              <table:table-cell office:value-type="float" office:value="11.097">
                <text:p>11.097</text:p>
              </table:table-cell>
              <table:table-cell office:value-type="float" office:value="14.017">
                <text:p>14.017</text:p>
              </table:table-cell>
              <table:table-cell office:value-type="float" office:value="137.789">
                <text:p>137.7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4.995">
                <text:p>114.995</text:p>
              </table:table-cell>
              <table:table-cell office:value-type="float" office:value="18.697">
                <text:p>18.697</text:p>
              </table:table-cell>
              <table:table-cell office:value-type="float" office:value="14.969">
                <text:p>14.969</text:p>
              </table:table-cell>
              <table:table-cell office:value-type="float" office:value="16.029">
                <text:p>16.029</text:p>
              </table:table-cell>
              <table:table-cell office:value-type="float" office:value="15.713">
                <text:p>15.713</text:p>
              </table:table-cell>
              <table:table-cell office:value-type="float" office:value="18.473">
                <text:p>18.473</text:p>
              </table:table-cell>
              <table:table-cell office:value-type="float" office:value="169.339">
                <text:p>169.3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8.759">
                <text:p>48.759</text:p>
              </table:table-cell>
              <table:table-cell office:value-type="float" office:value="9.093">
                <text:p>9.093</text:p>
              </table:table-cell>
              <table:table-cell office:value-type="float" office:value="9.625">
                <text:p>9.625</text:p>
              </table:table-cell>
              <table:table-cell office:value-type="float" office:value="8.849">
                <text:p>8.849</text:p>
              </table:table-cell>
              <table:table-cell office:value-type="float" office:value="8.101">
                <text:p>8.101</text:p>
              </table:table-cell>
              <table:table-cell office:value-type="float" office:value="10.837">
                <text:p>10.837</text:p>
              </table:table-cell>
              <table:table-cell office:value-type="float" office:value="136.294">
                <text:p>136.2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65.338">
                <text:p>165.338</text:p>
              </table:table-cell>
              <table:table-cell office:value-type="float" office:value="27.446">
                <text:p>27.446</text:p>
              </table:table-cell>
              <table:table-cell office:value-type="float" office:value="25.194">
                <text:p>25.194</text:p>
              </table:table-cell>
              <table:table-cell office:value-type="float" office:value="28.518">
                <text:p>28.518</text:p>
              </table:table-cell>
              <table:table-cell office:value-type="float" office:value="25.31">
                <text:p>25.31</text:p>
              </table:table-cell>
              <table:table-cell office:value-type="float" office:value="34.662">
                <text:p>34.662</text:p>
              </table:table-cell>
              <table:table-cell office:value-type="float" office:value="394.305">
                <text:p>394.3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96.281">
                <text:p>396.281</text:p>
              </table:table-cell>
              <table:table-cell office:value-type="float" office:value="62.408">
                <text:p>62.408</text:p>
              </table:table-cell>
              <table:table-cell office:value-type="float" office:value="55.759">
                <text:p>55.759</text:p>
              </table:table-cell>
              <table:table-cell office:value-type="float" office:value="62.884">
                <text:p>62.884</text:p>
              </table:table-cell>
              <table:table-cell office:value-type="float" office:value="60.908">
                <text:p>60.908</text:p>
              </table:table-cell>
              <table:table-cell office:value-type="float" office:value="69.872">
                <text:p>69.872</text:p>
              </table:table-cell>
              <table:table-cell office:value-type="float" office:value="716.885">
                <text:p>716.8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56.679">
                <text:p>556.679</text:p>
              </table:table-cell>
              <table:table-cell office:value-type="float" office:value="75.113">
                <text:p>75.113</text:p>
              </table:table-cell>
              <table:table-cell office:value-type="float" office:value="70.672">
                <text:p>70.672</text:p>
              </table:table-cell>
              <table:table-cell office:value-type="float" office:value="86.685">
                <text:p>86.685</text:p>
              </table:table-cell>
              <table:table-cell office:value-type="float" office:value="74.793">
                <text:p>74.793</text:p>
              </table:table-cell>
              <table:table-cell office:value-type="float" office:value="87.449">
                <text:p>87.449</text:p>
              </table:table-cell>
              <table:table-cell office:value-type="float" office:value="1012.063">
                <text:p>1012.0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0.462">
                <text:p>100.462</text:p>
              </table:table-cell>
              <table:table-cell office:value-type="float" office:value="18.057">
                <text:p>18.057</text:p>
              </table:table-cell>
              <table:table-cell office:value-type="float" office:value="17.009">
                <text:p>17.009</text:p>
              </table:table-cell>
              <table:table-cell office:value-type="float" office:value="18.117">
                <text:p>18.117</text:p>
              </table:table-cell>
              <table:table-cell office:value-type="float" office:value="16.553">
                <text:p>16.553</text:p>
              </table:table-cell>
              <table:table-cell office:value-type="float" office:value="22.037">
                <text:p>22.037</text:p>
              </table:table-cell>
              <table:table-cell office:value-type="float" office:value="171.643">
                <text:p>171.6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84.48">
                <text:p>384.48</text:p>
              </table:table-cell>
              <table:table-cell office:value-type="float" office:value="60.36">
                <text:p>60.36</text:p>
              </table:table-cell>
              <table:table-cell office:value-type="float" office:value="55.371">
                <text:p>55.371</text:p>
              </table:table-cell>
              <table:table-cell office:value-type="float" office:value="65.152">
                <text:p>65.152</text:p>
              </table:table-cell>
              <table:table-cell office:value-type="float" office:value="57.016">
                <text:p>57.016</text:p>
              </table:table-cell>
              <table:table-cell office:value-type="float" office:value="78.105">
                <text:p>78.105</text:p>
              </table:table-cell>
              <table:table-cell office:value-type="float" office:value="805.822">
                <text:p>805.8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29.996">
                <text:p>829.996</text:p>
              </table:table-cell>
              <table:table-cell office:value-type="float" office:value="117.475">
                <text:p>117.475</text:p>
              </table:table-cell>
              <table:table-cell office:value-type="float" office:value="106.651">
                <text:p>106.651</text:p>
              </table:table-cell>
              <table:table-cell office:value-type="float" office:value="115.611">
                <text:p>115.611</text:p>
              </table:table-cell>
              <table:table-cell office:value-type="float" office:value="105.979">
                <text:p>105.979</text:p>
              </table:table-cell>
              <table:table-cell office:value-type="float" office:value="135.952">
                <text:p>135.952</text:p>
              </table:table-cell>
              <table:table-cell office:value-type="float" office:value="1589.375">
                <text:p>1589.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551.437">
                <text:p>1551.437</text:p>
              </table:table-cell>
              <table:table-cell office:value-type="float" office:value="205.153">
                <text:p>205.153</text:p>
              </table:table-cell>
              <table:table-cell office:value-type="float" office:value="192.72">
                <text:p>192.72</text:p>
              </table:table-cell>
              <table:table-cell office:value-type="float" office:value="203.841">
                <text:p>203.841</text:p>
              </table:table-cell>
              <table:table-cell office:value-type="float" office:value="196.264">
                <text:p>196.264</text:p>
              </table:table-cell>
              <table:table-cell office:value-type="float" office:value="252.428">
                <text:p>252.428</text:p>
              </table:table-cell>
              <table:table-cell office:value-type="float" office:value="1974.075">
                <text:p>1974.0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84.928">
                <text:p>184.928</text:p>
              </table:table-cell>
              <table:table-cell office:value-type="float" office:value="33.158">
                <text:p>33.158</text:p>
              </table:table-cell>
              <table:table-cell office:value-type="float" office:value="31.106">
                <text:p>31.106</text:p>
              </table:table-cell>
              <table:table-cell office:value-type="float" office:value="40.807">
                <text:p>40.807</text:p>
              </table:table-cell>
              <table:table-cell office:value-type="float" office:value="29.294">
                <text:p>29.294</text:p>
              </table:table-cell>
              <table:table-cell office:value-type="float" office:value="39.91">
                <text:p>39.91</text:p>
              </table:table-cell>
              <table:table-cell office:value-type="float" office:value="248.244">
                <text:p>248.2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69.37">
                <text:p>669.37</text:p>
              </table:table-cell>
              <table:table-cell office:value-type="float" office:value="106.687">
                <text:p>106.687</text:p>
              </table:table-cell>
              <table:table-cell office:value-type="float" office:value="107.559">
                <text:p>107.559</text:p>
              </table:table-cell>
              <table:table-cell office:value-type="float" office:value="103.818">
                <text:p>103.818</text:p>
              </table:table-cell>
              <table:table-cell office:value-type="float" office:value="101.83">
                <text:p>101.83</text:p>
              </table:table-cell>
              <table:table-cell office:value-type="float" office:value="124.38">
                <text:p>124.38</text:p>
              </table:table-cell>
              <table:table-cell office:value-type="float" office:value="2087.51">
                <text:p>2087.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40.484">
                <text:p>1540.484</text:p>
              </table:table-cell>
              <table:table-cell office:value-type="float" office:value="219.714">
                <text:p>219.714</text:p>
              </table:table-cell>
              <table:table-cell office:value-type="float" office:value="219.914">
                <text:p>219.914</text:p>
              </table:table-cell>
              <table:table-cell office:value-type="float" office:value="273.977">
                <text:p>273.977</text:p>
              </table:table-cell>
              <table:table-cell office:value-type="float" office:value="203.241">
                <text:p>203.241</text:p>
              </table:table-cell>
              <table:table-cell office:value-type="float" office:value="257.508">
                <text:p>257.508</text:p>
              </table:table-cell>
              <table:table-cell office:value-type="float" office:value="5212.532">
                <text:p>5212.5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909.802">
                <text:p>2909.802</text:p>
              </table:table-cell>
              <table:table-cell office:value-type="float" office:value="397.469">
                <text:p>397.469</text:p>
              </table:table-cell>
              <table:table-cell office:value-type="float" office:value="368.763">
                <text:p>368.763</text:p>
              </table:table-cell>
              <table:table-cell office:value-type="float" office:value="401.813">
                <text:p>401.813</text:p>
              </table:table-cell>
              <table:table-cell office:value-type="float" office:value="375.587">
                <text:p>375.587</text:p>
              </table:table-cell>
              <table:table-cell office:value-type="float" office:value="529.841">
                <text:p>529.841</text:p>
              </table:table-cell>
              <table:table-cell office:value-type="float" office:value="5191.924">
                <text:p>5191.9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90.254">
                <text:p>290.254</text:p>
              </table:table-cell>
              <table:table-cell office:value-type="float" office:value="53.391">
                <text:p>53.391</text:p>
              </table:table-cell>
              <table:table-cell office:value-type="float" office:value="46.495">
                <text:p>46.495</text:p>
              </table:table-cell>
              <table:table-cell office:value-type="float" office:value="50.919">
                <text:p>50.919</text:p>
              </table:table-cell>
              <table:table-cell office:value-type="float" office:value="46.239">
                <text:p>46.239</text:p>
              </table:table-cell>
              <table:table-cell office:value-type="float" office:value="62.136">
                <text:p>62.136</text:p>
              </table:table-cell>
              <table:table-cell office:value-type="float" office:value="708.756">
                <text:p>708.7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006.799">
                <text:p>1006.799</text:p>
              </table:table-cell>
              <table:table-cell office:value-type="float" office:value="156.85">
                <text:p>156.85</text:p>
              </table:table-cell>
              <table:table-cell office:value-type="float" office:value="144.593">
                <text:p>144.593</text:p>
              </table:table-cell>
              <table:table-cell office:value-type="float" office:value="166.842">
                <text:p>166.842</text:p>
              </table:table-cell>
              <table:table-cell office:value-type="float" office:value="143.621">
                <text:p>143.621</text:p>
              </table:table-cell>
              <table:table-cell office:value-type="float" office:value="187.908">
                <text:p>187.908</text:p>
              </table:table-cell>
              <table:table-cell office:value-type="float" office:value="2803.231">
                <text:p>2803.2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417.331">
                <text:p>2417.331</text:p>
              </table:table-cell>
              <table:table-cell office:value-type="float" office:value="344.09">
                <text:p>344.09</text:p>
              </table:table-cell>
              <table:table-cell office:value-type="float" office:value="321.168">
                <text:p>321.168</text:p>
              </table:table-cell>
              <table:table-cell office:value-type="float" office:value="352.034">
                <text:p>352.034</text:p>
              </table:table-cell>
              <table:table-cell office:value-type="float" office:value="334.809">
                <text:p>334.809</text:p>
              </table:table-cell>
              <table:table-cell office:value-type="float" office:value="408.606">
                <text:p>408.606</text:p>
              </table:table-cell>
              <table:table-cell office:value-type="float" office:value="6714.268">
                <text:p>6714.2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944.915">
                <text:p>3944.915</text:p>
              </table:table-cell>
              <table:table-cell office:value-type="float" office:value="596.849">
                <text:p>596.849</text:p>
              </table:table-cell>
              <table:table-cell office:value-type="float" office:value="496.883">
                <text:p>496.883</text:p>
              </table:table-cell>
              <table:table-cell office:value-type="float" office:value="571.988">
                <text:p>571.988</text:p>
              </table:table-cell>
              <table:table-cell office:value-type="float" office:value="511.28">
                <text:p>511.28</text:p>
              </table:table-cell>
              <table:table-cell office:value-type="float" office:value="665.694">
                <text:p>665.694</text:p>
              </table:table-cell>
              <table:table-cell office:value-type="float" office:value="6907.332">
                <text:p>6907.3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402cm" svg:height="13.892cm" xlink:href=".." xlink:type="simple" chart:class="chart:scatter" chart:style-name="ch1">
        <chart:legend chart:legend-position="end" svg:x="26.467cm" svg:y="5.651cm" style:legend-expansion="high" chart:style-name="ch2"/>
        <chart:plot-area chart:style-name="ch3" table:cell-range-address="Sheet1.J3:Sheet1.J22 Sheet1.D2:Sheet1.H22" chart:data-source-has-labels="row" svg:x="0.628cm" svg:y="0.277cm" svg:width="25.211cm" svg:height="13.338cm">
          <chartooo:coordinate-region svg:x="1.435cm" svg:y="0.477cm" svg:width="24.217cm" svg:height="12.4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3:Sheet1.D22" chart:label-cell-address="Sheet1.D2:Sheet1.D2" chart:class="chart:scatter">
            <chart:domain table:cell-range-address="Sheet1.J3:Sheet1.J22"/>
            <chart:data-point chart:repeated="20"/>
          </chart:series>
          <chart:series chart:style-name="ch7" chart:values-cell-range-address="Sheet1.E3:Sheet1.E22" chart:label-cell-address="Sheet1.E2:Sheet1.E2" chart:class="chart:scatter">
            <chart:data-point chart:repeated="20"/>
          </chart:series>
          <chart:series chart:style-name="ch8" chart:values-cell-range-address="Sheet1.F3:Sheet1.F22" chart:label-cell-address="Sheet1.F2:Sheet1.F2" chart:class="chart:scatter">
            <chart:data-point chart:repeated="20"/>
          </chart:series>
          <chart:series chart:style-name="ch9" chart:values-cell-range-address="Sheet1.G3:Sheet1.G22" chart:label-cell-address="Sheet1.G2:Sheet1.G2" chart:class="chart:scatter">
            <chart:data-point chart:repeated="20"/>
          </chart:series>
          <chart:series chart:style-name="ch10" chart:values-cell-range-address="Sheet1.H3:Sheet1.H22" chart:label-cell-address="Sheet1.H2:Sheet1.H2" chart:class="chart:scatte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icpc -fast</text:p>
                <draw:g>
                  <svg:desc>Sheet1.D2:Sheet1.D2</svg:desc>
                </draw:g>
              </table:table-cell>
              <table:table-cell office:value-type="string">
                <text:p>icpc  -fast -prof-use</text:p>
                <draw:g>
                  <svg:desc>Sheet1.E2:Sheet1.E2</svg:desc>
                </draw:g>
              </table:table-cell>
              <table:table-cell office:value-type="string">
                <text:p>icpc -fast -parallel</text:p>
                <draw:g>
                  <svg:desc>Sheet1.F2:Sheet1.F2</svg:desc>
                </draw:g>
              </table:table-cell>
              <table:table-cell office:value-type="string">
                <text:p>icpc -fast -prof-use -parallel</text:p>
                <draw:g>
                  <svg:desc>Sheet1.G2:Sheet1.G2</svg:desc>
                </draw:g>
              </table:table-cell>
              <table:table-cell office:value-type="string">
                <text:p>gcc -O3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J3:Sheet1.J22</svg:desc>
                </draw:g>
              </table:table-cell>
              <table:table-cell office:value-type="float" office:value="2.364">
                <text:p>2.364</text:p>
                <draw:g>
                  <svg:desc>Sheet1.D3:Sheet1.D22</svg:desc>
                </draw:g>
              </table:table-cell>
              <table:table-cell office:value-type="float" office:value="2.256">
                <text:p>2.256</text:p>
                <draw:g>
                  <svg:desc>Sheet1.E3:Sheet1.E22</svg:desc>
                </draw:g>
              </table:table-cell>
              <table:table-cell office:value-type="float" office:value="2.344">
                <text:p>2.344</text:p>
                <draw:g>
                  <svg:desc>Sheet1.F3:Sheet1.F22</svg:desc>
                </draw:g>
              </table:table-cell>
              <table:table-cell office:value-type="float" office:value="2.18">
                <text:p>2.18</text:p>
                <draw:g>
                  <svg:desc>Sheet1.G3:Sheet1.G22</svg:desc>
                </draw:g>
              </table:table-cell>
              <table:table-cell office:value-type="float" office:value="2.832">
                <text:p>2.832</text:p>
                <draw:g>
                  <svg:desc>Sheet1.H3:Sheet1.H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724">
                <text:p>6.724</text:p>
              </table:table-cell>
              <table:table-cell office:value-type="float" office:value="6.096">
                <text:p>6.096</text:p>
              </table:table-cell>
              <table:table-cell office:value-type="float" office:value="7.196">
                <text:p>7.196</text:p>
              </table:table-cell>
              <table:table-cell office:value-type="float" office:value="6.06">
                <text:p>6.06</text:p>
              </table:table-cell>
              <table:table-cell office:value-type="float" office:value="7.748">
                <text:p>7.7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.493">
                <text:p>12.493</text:p>
              </table:table-cell>
              <table:table-cell office:value-type="float" office:value="11.409">
                <text:p>11.409</text:p>
              </table:table-cell>
              <table:table-cell office:value-type="float" office:value="11.997">
                <text:p>11.997</text:p>
              </table:table-cell>
              <table:table-cell office:value-type="float" office:value="11.097">
                <text:p>11.097</text:p>
              </table:table-cell>
              <table:table-cell office:value-type="float" office:value="14.017">
                <text:p>14.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8.697">
                <text:p>18.697</text:p>
              </table:table-cell>
              <table:table-cell office:value-type="float" office:value="14.969">
                <text:p>14.969</text:p>
              </table:table-cell>
              <table:table-cell office:value-type="float" office:value="16.029">
                <text:p>16.029</text:p>
              </table:table-cell>
              <table:table-cell office:value-type="float" office:value="15.713">
                <text:p>15.713</text:p>
              </table:table-cell>
              <table:table-cell office:value-type="float" office:value="18.473">
                <text:p>18.4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.093">
                <text:p>9.093</text:p>
              </table:table-cell>
              <table:table-cell office:value-type="float" office:value="9.625">
                <text:p>9.625</text:p>
              </table:table-cell>
              <table:table-cell office:value-type="float" office:value="8.849">
                <text:p>8.849</text:p>
              </table:table-cell>
              <table:table-cell office:value-type="float" office:value="8.101">
                <text:p>8.101</text:p>
              </table:table-cell>
              <table:table-cell office:value-type="float" office:value="10.837">
                <text:p>10.8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7.446">
                <text:p>27.446</text:p>
              </table:table-cell>
              <table:table-cell office:value-type="float" office:value="25.194">
                <text:p>25.194</text:p>
              </table:table-cell>
              <table:table-cell office:value-type="float" office:value="28.518">
                <text:p>28.518</text:p>
              </table:table-cell>
              <table:table-cell office:value-type="float" office:value="25.31">
                <text:p>25.31</text:p>
              </table:table-cell>
              <table:table-cell office:value-type="float" office:value="34.662">
                <text:p>34.6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2.408">
                <text:p>62.408</text:p>
              </table:table-cell>
              <table:table-cell office:value-type="float" office:value="55.759">
                <text:p>55.759</text:p>
              </table:table-cell>
              <table:table-cell office:value-type="float" office:value="62.884">
                <text:p>62.884</text:p>
              </table:table-cell>
              <table:table-cell office:value-type="float" office:value="60.908">
                <text:p>60.908</text:p>
              </table:table-cell>
              <table:table-cell office:value-type="float" office:value="69.872">
                <text:p>69.8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5.113">
                <text:p>75.113</text:p>
              </table:table-cell>
              <table:table-cell office:value-type="float" office:value="70.672">
                <text:p>70.672</text:p>
              </table:table-cell>
              <table:table-cell office:value-type="float" office:value="86.685">
                <text:p>86.685</text:p>
              </table:table-cell>
              <table:table-cell office:value-type="float" office:value="74.793">
                <text:p>74.793</text:p>
              </table:table-cell>
              <table:table-cell office:value-type="float" office:value="87.449">
                <text:p>87.4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8.057">
                <text:p>18.057</text:p>
              </table:table-cell>
              <table:table-cell office:value-type="float" office:value="17.009">
                <text:p>17.009</text:p>
              </table:table-cell>
              <table:table-cell office:value-type="float" office:value="18.117">
                <text:p>18.117</text:p>
              </table:table-cell>
              <table:table-cell office:value-type="float" office:value="16.553">
                <text:p>16.553</text:p>
              </table:table-cell>
              <table:table-cell office:value-type="float" office:value="22.037">
                <text:p>22.0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0.36">
                <text:p>60.36</text:p>
              </table:table-cell>
              <table:table-cell office:value-type="float" office:value="55.371">
                <text:p>55.371</text:p>
              </table:table-cell>
              <table:table-cell office:value-type="float" office:value="65.152">
                <text:p>65.152</text:p>
              </table:table-cell>
              <table:table-cell office:value-type="float" office:value="57.016">
                <text:p>57.016</text:p>
              </table:table-cell>
              <table:table-cell office:value-type="float" office:value="78.105">
                <text:p>78.1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7.475">
                <text:p>117.475</text:p>
              </table:table-cell>
              <table:table-cell office:value-type="float" office:value="106.651">
                <text:p>106.651</text:p>
              </table:table-cell>
              <table:table-cell office:value-type="float" office:value="115.611">
                <text:p>115.611</text:p>
              </table:table-cell>
              <table:table-cell office:value-type="float" office:value="105.979">
                <text:p>105.979</text:p>
              </table:table-cell>
              <table:table-cell office:value-type="float" office:value="135.952">
                <text:p>135.9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05.153">
                <text:p>205.153</text:p>
              </table:table-cell>
              <table:table-cell office:value-type="float" office:value="192.72">
                <text:p>192.72</text:p>
              </table:table-cell>
              <table:table-cell office:value-type="float" office:value="203.841">
                <text:p>203.841</text:p>
              </table:table-cell>
              <table:table-cell office:value-type="float" office:value="196.264">
                <text:p>196.264</text:p>
              </table:table-cell>
              <table:table-cell office:value-type="float" office:value="252.428">
                <text:p>252.4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3.158">
                <text:p>33.158</text:p>
              </table:table-cell>
              <table:table-cell office:value-type="float" office:value="31.106">
                <text:p>31.106</text:p>
              </table:table-cell>
              <table:table-cell office:value-type="float" office:value="40.807">
                <text:p>40.807</text:p>
              </table:table-cell>
              <table:table-cell office:value-type="float" office:value="29.294">
                <text:p>29.294</text:p>
              </table:table-cell>
              <table:table-cell office:value-type="float" office:value="39.91">
                <text:p>39.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6.687">
                <text:p>106.687</text:p>
              </table:table-cell>
              <table:table-cell office:value-type="float" office:value="107.559">
                <text:p>107.559</text:p>
              </table:table-cell>
              <table:table-cell office:value-type="float" office:value="103.818">
                <text:p>103.818</text:p>
              </table:table-cell>
              <table:table-cell office:value-type="float" office:value="101.83">
                <text:p>101.83</text:p>
              </table:table-cell>
              <table:table-cell office:value-type="float" office:value="124.38">
                <text:p>124.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19.714">
                <text:p>219.714</text:p>
              </table:table-cell>
              <table:table-cell office:value-type="float" office:value="219.914">
                <text:p>219.914</text:p>
              </table:table-cell>
              <table:table-cell office:value-type="float" office:value="273.977">
                <text:p>273.977</text:p>
              </table:table-cell>
              <table:table-cell office:value-type="float" office:value="203.241">
                <text:p>203.241</text:p>
              </table:table-cell>
              <table:table-cell office:value-type="float" office:value="257.508">
                <text:p>257.5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97.469">
                <text:p>397.469</text:p>
              </table:table-cell>
              <table:table-cell office:value-type="float" office:value="368.763">
                <text:p>368.763</text:p>
              </table:table-cell>
              <table:table-cell office:value-type="float" office:value="401.813">
                <text:p>401.813</text:p>
              </table:table-cell>
              <table:table-cell office:value-type="float" office:value="375.587">
                <text:p>375.587</text:p>
              </table:table-cell>
              <table:table-cell office:value-type="float" office:value="529.841">
                <text:p>529.8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3.391">
                <text:p>53.391</text:p>
              </table:table-cell>
              <table:table-cell office:value-type="float" office:value="46.495">
                <text:p>46.495</text:p>
              </table:table-cell>
              <table:table-cell office:value-type="float" office:value="50.919">
                <text:p>50.919</text:p>
              </table:table-cell>
              <table:table-cell office:value-type="float" office:value="46.239">
                <text:p>46.239</text:p>
              </table:table-cell>
              <table:table-cell office:value-type="float" office:value="62.136">
                <text:p>62.1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56.85">
                <text:p>156.85</text:p>
              </table:table-cell>
              <table:table-cell office:value-type="float" office:value="144.593">
                <text:p>144.593</text:p>
              </table:table-cell>
              <table:table-cell office:value-type="float" office:value="166.842">
                <text:p>166.842</text:p>
              </table:table-cell>
              <table:table-cell office:value-type="float" office:value="143.621">
                <text:p>143.621</text:p>
              </table:table-cell>
              <table:table-cell office:value-type="float" office:value="187.908">
                <text:p>187.9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44.09">
                <text:p>344.09</text:p>
              </table:table-cell>
              <table:table-cell office:value-type="float" office:value="321.168">
                <text:p>321.168</text:p>
              </table:table-cell>
              <table:table-cell office:value-type="float" office:value="352.034">
                <text:p>352.034</text:p>
              </table:table-cell>
              <table:table-cell office:value-type="float" office:value="334.809">
                <text:p>334.809</text:p>
              </table:table-cell>
              <table:table-cell office:value-type="float" office:value="408.606">
                <text:p>408.6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96.849">
                <text:p>596.849</text:p>
              </table:table-cell>
              <table:table-cell office:value-type="float" office:value="496.883">
                <text:p>496.883</text:p>
              </table:table-cell>
              <table:table-cell office:value-type="float" office:value="571.988">
                <text:p>571.988</text:p>
              </table:table-cell>
              <table:table-cell office:value-type="float" office:value="511.28">
                <text:p>511.28</text:p>
              </table:table-cell>
              <table:table-cell office:value-type="float" office:value="665.694">
                <text:p>665.6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